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−</mo>
        <msub>
          <mi mathvariant="normal">ϕ</mi>
          <mn>0</mn>
        </msub>
      </mrow>
      <mrow>
        <mspace width="0.5em"/>
        <mo stretchy="false">=</mo>
        <mspace width="0.5em"/>
      </mrow>
      <mrow>
        <munder>
          <mo stretchy="false">∫</mo>
          <mi>V</mi>
        </munder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sub>
        <mi>G</mi>
        <mi>N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+</mo>
        <mspace width="0.5em"/>
      </mrow>
      <msub>
        <mi mathvariant="normal">ε</mi>
        <mn>0</mn>
      </msub>
      <mrow>
        <munder>
          <mo stretchy="false">∫</mo>
          <mrow>
            <mi>S</mi>
            <mrow>
              <mo fence="true" stretchy="false">(</mo>
              <mrow>
                <mi>V</mi>
              </mrow>
              <mo fence="true" stretchy="false">)</mo>
            </mrow>
          </mrow>
        </munder>
        <mtext>d</mtext>
      </mrow>
      <mi>f</mi>
      <mi>'</mi>
      <msub>
        <mi>G</mi>
        <mi>N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frac>
        <mrow>
          <mo stretchy="false">∂</mo>
          <mi mathvariant="normal">ϕ</mi>
        </mrow>
        <mrow>
          <mo stretchy="false">∂</mo>
          <mi>n</mi>
          <mi>'</mi>
        </mrow>
      </mfrac>
    </mrow>
    <annotation encoding="StarMath 5.0">%iphi (bold r) -%iphi_0 `=` int from V "d"^3 r' %rho ({ bold r }') G_N ( { bold r },{ bold r }' ) `+`
%varepsilon_0 int from {S(V)} "d" f' G_N ( { bold r },{ bold r }' ){partial  %iphi} over {partial n'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